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Wingdings" svg:font-family="Wingdings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" svg:font-family="'Times New Roman'" style:font-adornments="Bold" style:font-family-generic="roman"/>
    <style:font-face style:name="Times New Roman1" svg:font-family="'Times New Roman'" style:font-adornments="Bold Italic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4" svg:font-family="'Times New Roman'" style:font-family-generic="system" style:font-pitch="variable"/>
  </office:font-face-decls>
  <office:automatic-styles>
    <style:style style:name="P1" style:family="paragraph" style:parent-style-name="_31_1_20_BodyText">
      <style:paragraph-properties fo:margin-top="0cm" fo:margin-bottom="0cm"/>
      <style:text-properties style:font-name="Courier New" style:font-name-complex="Courier New"/>
    </style:style>
    <style:style style:name="P2" style:family="paragraph" style:parent-style-name="_31_1_20_BodyText">
      <style:paragraph-properties fo:margin-top="0cm" fo:margin-bottom="0cm">
        <style:tab-stops>
          <style:tab-stop style:position="12.277cm"/>
        </style:tab-stops>
      </style:paragraph-properties>
      <style:text-properties style:font-name="Courier New" style:font-name-complex="Courier New"/>
    </style:style>
    <style:style style:name="P3" style:family="paragraph" style:parent-style-name="_31_1_20_BodyText">
      <style:paragraph-properties fo:margin-top="0cm" fo:margin-bottom="0cm"/>
      <style:text-properties style:font-name="Times New Roman2" fo:font-size="14pt" fo:font-weight="normal" style:font-size-asian="14pt" style:font-weight-asian="normal" style:font-name-complex="Times New Roman4" style:font-size-complex="14pt" style:font-weight-complex="normal"/>
    </style:style>
    <style:style style:name="P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2" fo:font-size="14pt" style:font-size-asian="14pt" style:font-name-complex="Times New Roman4" style:font-size-complex="14pt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2" fo:font-size="12pt" style:font-size-asian="12pt" style:font-name-complex="Times New Roman4" style:font-size-complex="12pt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2" fo:font-size="12pt" fo:font-weight="bold" style:font-size-asian="12pt" style:font-weight-asian="bold" style:font-name-complex="Times New Roman4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3" fo:font-size="12pt" fo:font-weight="bold" style:font-size-asian="12pt" style:font-weight-asian="bold" style:font-name-complex="Times New Roman4" style:font-size-complex="12pt" style:font-weight-complex="bold"/>
    </style:style>
    <style:style style:name="P8" style:family="paragraph" style:parent-style-name="_31_1_20_BodyText">
      <style:paragraph-properties fo:text-align="start" style:justify-single-word="false"/>
      <style:text-properties style:font-name="Liberation Serif"/>
    </style:style>
    <style:style style:name="P9" style:family="paragraph" style:parent-style-name="Standard" style:list-style-name="WWNum39">
      <style:paragraph-properties fo:margin-top="0cm" fo:margin-bottom="0cm" fo:line-height="100%" fo:text-align="justify" style:justify-single-word="false">
        <style:tab-stops/>
      </style:paragraph-properties>
      <style:text-properties style:font-name="Times New Roman3" fo:font-size="12pt" style:font-size-asian="12pt" style:font-name-complex="Times New Roman4" style:font-size-complex="12pt"/>
    </style:style>
    <style:style style:name="P10" style:family="paragraph" style:parent-style-name="Standard" style:list-style-name="WWNum41">
      <style:paragraph-properties fo:margin-left="0.025cm" fo:margin-right="0cm" fo:margin-top="0cm" fo:margin-bottom="0cm" fo:line-height="100%" fo:text-align="justify" style:justify-single-word="false" fo:text-indent="0cm" style:auto-text-indent="false">
        <style:tab-stops>
          <style:tab-stop style:position="0.072cm"/>
        </style:tab-stops>
      </style:paragraph-properties>
      <style:text-properties style:font-name="Times New Roman3" fo:font-size="12pt" style:font-size-asian="12pt" style:font-size-complex="12pt"/>
    </style:style>
    <style:style style:name="P11" style:family="paragraph" style:parent-style-name="Standard" style:list-style-name="WWNum39">
      <style:paragraph-properties fo:margin-left="0cm" fo:margin-right="0cm" fo:margin-top="0cm" fo:margin-bottom="0cm" fo:line-height="100%" fo:text-align="start" style:justify-single-word="false" fo:text-indent="0cm" style:auto-text-indent="false">
        <style:tab-stops/>
      </style:paragraph-properties>
      <style:text-properties style:font-name="Times New Roman3" fo:font-size="12pt" style:font-size-asian="12pt" style:font-size-complex="12pt"/>
    </style:style>
    <style:style style:name="P12" style:family="paragraph" style:parent-style-name="Standard" style:list-style-name="WWNum39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imes New Roman3" fo:font-size="12pt" style:font-size-asian="12pt" style:font-size-complex="12pt"/>
    </style:style>
    <style:style style:name="P13" style:family="paragraph" style:parent-style-name="Standard" style:list-style-name="WWNum39">
      <style:paragraph-properties fo:margin-left="1.251cm" fo:margin-right="0cm" fo:margin-top="0cm" fo:margin-bottom="0cm" fo:line-height="100%" fo:text-align="justify" style:justify-single-word="false" fo:text-indent="0.75cm" style:auto-text-indent="false">
        <style:tab-stops/>
      </style:paragraph-properties>
      <style:text-properties style:font-name="Times New Roman2" fo:font-size="12pt" style:font-size-asian="12pt" style:font-name-complex="Times New Roman4" style:font-size-complex="12pt"/>
    </style:style>
    <style:style style:name="P14" style:family="paragraph" style:parent-style-name="Text_20_body" style:list-style-name="L1"/>
    <style:style style:name="P15" style:family="paragraph" style:parent-style-name="Text_20_body" style:list-style-name="L1">
      <style:text-properties fo:font-weight="bold" style:font-weight-asian="bold" style:font-weight-complex="bold"/>
    </style:style>
    <style:style style:name="P16" style:family="paragraph" style:parent-style-name="Text_20_body">
      <style:paragraph-properties fo:line-height="100%" fo:text-align="justify" style:justify-single-word="false"/>
      <style:text-properties style:font-name="Times New Roman2" fo:font-size="12pt" style:font-size-asian="12pt" style:font-name-complex="Times New Roman4" style:font-size-complex="12pt"/>
    </style:style>
    <style:style style:name="P17" style:family="paragraph" style:parent-style-name="Text_20_body">
      <style:paragraph-properties fo:line-height="100%" fo:text-align="justify" style:justify-single-word="false"/>
      <style:text-properties style:font-name="Times New Roman2" fo:font-size="12pt" fo:font-weight="bold" style:font-size-asian="12pt" style:font-weight-asian="bold" style:font-name-complex="Times New Roman4" style:font-size-complex="12pt" style:font-weight-complex="bold"/>
    </style:style>
    <style:style style:name="P18" style:family="paragraph" style:parent-style-name="Heading_20_1">
      <style:text-properties style:font-name="Times New Roman2" fo:font-size="14pt" style:font-size-asian="14pt" style:font-name-complex="Times New Roman4" style:font-size-complex="14pt"/>
    </style:style>
    <style:style style:name="P19" style:family="paragraph" style:parent-style-name="Heading_20_1">
      <style:paragraph-properties fo:line-height="100%"/>
      <style:text-properties style:font-name="Times New Roman2" fo:font-size="12pt" style:font-size-asian="12pt" style:font-name-complex="Times New Roman4" style:font-size-complex="12pt"/>
    </style:style>
    <style:style style:name="P20" style:family="paragraph" style:parent-style-name="Heading_20_1">
      <style:paragraph-properties fo:margin-left="-0.025cm" fo:margin-right="0cm" fo:text-align="justify" style:justify-single-word="false" fo:text-indent="-0.025cm" style:auto-text-indent="false">
        <style:tab-stops/>
      </style:paragraph-properties>
      <style:text-properties style:font-name="Times New Roman3" fo:font-size="12pt" style:font-size-asian="12pt" style:font-size-complex="12pt"/>
    </style:style>
    <style:style style:name="P21" style:family="paragraph" style:parent-style-name="Heading_20_1">
      <style:paragraph-properties fo:margin-left="-0.025cm" fo:margin-right="0cm" fo:text-align="justify" style:justify-single-word="false" fo:text-indent="-0.025cm" style:auto-text-indent="false">
        <style:tab-stops/>
      </style:paragraph-properties>
      <style:text-properties style:font-name="Times New Roman2" fo:font-size="12pt" fo:font-weight="normal" style:font-size-asian="12pt" style:font-weight-asian="normal" style:font-name-complex="Times New Roman4" style:font-size-complex="12pt" style:font-weight-complex="normal"/>
    </style:style>
    <style:style style:name="T1" style:family="text">
      <style:text-properties fo:font-weight="normal" style:font-weight-asian="normal" style:font-name-complex="Times New Roman4" style:font-weight-complex="normal"/>
    </style:style>
    <style:style style:name="T2" style:family="text">
      <style:text-properties fo:font-weight="normal" style:font-weight-asian="normal" style:font-name-complex="Courier New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name-complex="Times New Roman4"/>
    </style:style>
    <style:style style:name="T5" style:family="text">
      <style:text-properties style:font-name-complex="Courier New"/>
    </style:style>
    <style:style style:name="T6" style:family="text">
      <style:text-properties style:font-name="Times New Roman3" fo:font-size="12pt" fo:font-weight="normal" style:font-size-asian="12pt" style:font-weight-asian="normal" style:font-name-complex="Courier New" style:font-size-complex="12pt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style:font-size-asian="10pt" style:font-name-complex="Times New Roman4" style:font-size-complex="10pt"/>
    </style:style>
    <style:style style:name="T10" style:family="text">
      <style:text-properties fo:font-size="10pt" fo:font-weight="normal" style:font-size-asian="10pt" style:font-weight-asian="normal" style:font-name-complex="Times New Roman4" style:font-size-complex="10pt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language="en" fo:country="US" style:font-name-complex="Times New Roman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0. Зависимости</text:h>
      <text:h text:style-name="P20" text:outline-level="1"><text:span text:style-name="T1">Для сборки scblog необходимы библиотека Qt версии 4.X и библиотека </text:span><text:span text:style-name="T2">libwhiteboard_qt4_&lt;version&gt; (компонента </text:span><text:span text:style-name="T1">платформы Smart-M3). </text:span></text:h>
      <text:p text:style-name="_31_1_20_BodyText">Выполните в терминале следующие команды для установки библиотек Qt и <text:span text:style-name="T6">libwhiteboard_qt4.</text:span> </text:p>
      <text:p text:style-name="P1">&gt; sudo apt-get install libqt4-dev </text:p>
      <text:p text:style-name="P1"/>
      <text:p text:style-name="P1">&gt; tar xzvf libwhiteboard_qt4_&lt;version&gt;.tar.gz</text:p>
      <text:p text:style-name="P1">&gt; cd libwhiteboard_qt4_&lt;version&gt;</text:p>
      <text:p text:style-name="P1">&gt; qmake </text:p>
      <text:p text:style-name="P1">&gt; make</text:p>
      <text:p text:style-name="P1">&gt; sudo make install </text:p>
      <text:p text:style-name="P3"/>
      <text:h text:style-name="P21" text:outline-level="1">Для последовательной работы с несколькими SIB необходимо пересобрать модуль whiteboard-sib-access с так называемым патчем Кирилла Юденка.</text:h>
      <text:p text:style-name="P8">Необходимо заменить файл <text:span text:style-name="T5">sib_controller.c в подкаталоге src в директории исходных кодов библиотеки whiteboard-sib-access-&lt;version&gt; на соответствующий файл из директории etc проекта scblog. Затем выполнить </text:span>компиляцию и установку.</text:p>
      <text:p text:style-name="P1">&gt; cd scblog/etc</text:p>
      <text:p text:style-name="P1">&gt; cp sib_controller.c whiteboard-sib-access-&lt;version&gt;/src</text:p>
      <text:p text:style-name="P2">&gt; cd whiteboard-sib-access-&lt;version&gt;<text:tab/></text:p>
      <text:p text:style-name="P1">&gt; ./autogen.sh</text:p>
      <text:p text:style-name="P1">&gt; ./configure</text:p>
      <text:p text:style-name="P1">&gt; make</text:p>
      <text:p text:style-name="P1">&gt; sudo make install</text:p>
      <text:h text:style-name="Heading_20_1" text:outline-level="1">1. Сборка</text:h>
      <text:p text:style-name="_31_1_20_BodyText">Выполните в терминале следующие команды для компиляции и сборки scblog<text:span text:style-name="T6">.</text:span> </text:p>
      <text:p text:style-name="P1">&gt; cd scblog/src</text:p>
      <text:p text:style-name="P1">&gt; qmake </text:p>
      <text:p text:style-name="P1">&gt; make</text:p>
      <text:h text:style-name="Heading_20_1" text:outline-level="1">2. Запуск</text:h>
      <text:h text:style-name="Heading_20_2" text:outline-level="2" text:is-list-header="true">2.1. Подготовка инфраструктуры</text:h>
      <text:p text:style-name="Text_20_body">Необходимо запустить следующие службы:</text:p>
      <text:list xml:id="list2125716641" text:style-name="L1">
        <text:list-item>
          <text:p text:style-name="P14">sibd</text:p>
        </text:list-item>
        <text:list-item>
          <text:p text:style-name="P14">sib-tcp</text:p>
        </text:list-item>
        <text:list-item>
          <text:p text:style-name="P14">whiteboardd <text:s/><text:span text:style-name="T7">Примечание: </text:span>в директории, откуда происходит запуск whiteboardd должен находиться конфигурационный файл sibs_conf.ini (пример такого файла находится в директории scblog/etc).</text:p>
          <text:p text:style-name="P14"/>
          <text:p text:style-name="P15"><text:soft-page-break/>Файл <text:s/>sibs_conf.ini имеет следующую структуру:</text:p>
        </text:list-item>
      </text:list>
      <text:p text:style-name="Text_20_body">2 <text:s text:c="2"/><text:tab/><text:tab/><text:span text:style-name="T8">//количество SIB </text:span></text:p>
      <text:p text:style-name="Text_20_body">192.168.1.100 <text:span text:style-name="T8">// адрес 1-го SIB </text:span></text:p>
      <text:p text:style-name="Text_20_body">10010 <text:span text:style-name="T8"><text:tab/><text:tab/>// порт 1-го SIB</text:span> </text:p>
      <text:p text:style-name="Text_20_body">SC <text:tab/><text:tab/><text:span text:style-name="T8">// описание 1-го SIB (произвольная информация - используется для удобства)</text:span></text:p>
      <text:p text:style-name="Text_20_body">Y <text:tab/><text:tab/><text:span text:style-name="T8">// идентификатор 1-го SIB (должен быть согласован с настройками scblog (см. инф. ниже))</text:span></text:p>
      <text:p text:style-name="Text_20_body">127.0.0.1 <text:tab/><text:span text:style-name="T8">// адрес 2-го SIB</text:span></text:p>
      <text:p text:style-name="Text_20_body">10010 <text:span text:style-name="T8"><text:tab/><text:tab/>// порт 2-го SIB </text:span></text:p>
      <text:p text:style-name="Text_20_body">local <text:span text:style-name="T8"><text:tab/><text:tab/>// описание 2-го SIB (произвольная информация - используется для удобства)</text:span></text:p>
      <text:p text:style-name="Text_20_body">X <text:tab/><text:tab/><text:span text:style-name="T8">// идентификатор 2-го SIB (должен быть согласован с настройками scblog (см. инф. Ниже))</text:span></text:p>
      <text:h text:style-name="Heading_20_2" text:outline-level="2" text:is-list-header="true">2.2. Исходная информация в Smart Space</text:h>
      <text:p text:style-name="Text_20_body">Scblog следует запускать <text:span text:style-name="T11">после</text:span> формирования администратором конференции расписания <text:s/>конференции и добавления соотв. триплетов в SIB Smart Conference. </text:p>
      <text:h text:style-name="Heading_20_2" text:outline-level="2" text:is-list-header="true">2.3. Входные данные </text:h>
      <text:p text:style-name="P5">Scblog загружает конфигурационные данные из файла scblog.conf, который должен находиться <text:span text:style-name="T11">в той же</text:span> директории, где расположен исполняемый файл scblog (пример такого файла находится в директории scblog/etc).</text:p>
      <text:p text:style-name="P4"/>
      <text:p text:style-name="P6">Файл <text:s/>scblog.conf имеет следующую стркутуру:</text:p>
      <text:p text:style-name="P5"/>
      <text:p text:style-name="P5">&lt;doc&gt;</text:p>
      <text:p text:style-name="P5"><text:s text:c="2"/>&lt;url name="LIVE_JOURNAL_URL" value="http://www.livejournal.com"/&gt;</text:p>
      <text:p text:style-name="P5"><text:s text:c="2"/>&lt;login name="LIVE_JOURNAL_LOGIN" value="fruct9"/&gt;</text:p>
      <text:p text:style-name="P5"><text:s text:c="2"/>&lt;password name="LIVE_JOURNAL_PASSWORD" value="scblog9"/&gt;</text:p>
      <text:p text:style-name="P5"><text:s text:c="2"/>&lt;proxy name="PROXY_SERVER_NAME" value=""/&gt;</text:p>
      <text:p text:style-name="P5"><text:s text:c="2"/>&lt;port name="PROXY_PORT" value=""/&gt;</text:p>
      <text:p text:style-name="P5"><text:s text:c="2"/>&lt;conference name="SMART_CONFERENCE_ID" value="X"/&gt;</text:p>
      <text:p text:style-name="P5"><text:s text:c="2"/>&lt;scribo name="SMART_SCRIBO_ID" value="Y"/&gt;</text:p>
      <text:p text:style-name="P5"><text:s text:c="2"/>&lt;frequency name="UPDATE_FREQUENCY" value="60"/&gt;</text:p>
      <text:p text:style-name="P5">&lt;/doc&gt;</text:p>
      <text:p text:style-name="P4"/>
      <text:p text:style-name="P7">В конфигурационном файле содержится следующая информация:</text:p>
      <text:list xml:id="list1848213279" text:style-name="WWNum39">
        <text:list-header>
          <text:p text:style-name="P9"/>
        </text:list-header>
      </text:list>
      <text:list xml:id="list1030082086" text:style-name="WWNum41">
        <text:list-header>
          <text:p text:style-name="P10"><text:span text:style-name="T4">1. </text:span><text:span text:style-name="T4">URL сервиса LiveJournal<text:tab/> </text:span><text:span text:style-name="T4"><text:s/></text:span><text:span text:style-name="T9">(LIVE_JOURNAL_URL)</text:span></text:p>
          <text:p text:style-name="P10"><text:span text:style-name="T4">2. Имя пользователя (для авторизации)</text:span><text:span text:style-name="T9"> <text:tab/>(LIVE_JOURNAL_LOGIN)</text:span></text:p>
          <text:p text:style-name="P10"><text:span text:style-name="T4">3. Пароль (для авторизации) <text:tab/></text:span><text:span text:style-name="T9">(LIVE_JOURNAL_PASSWORD)</text:span></text:p>
          <text:p text:style-name="P10"><text:span text:style-name="T4">4. Название прокси сервера (опционально) <text:tab/></text:span><text:span text:style-name="T9">(PROXY_SERVER_NAME)</text:span></text:p>
          <text:p text:style-name="P10"><text:span text:style-name="T4">5. Порт прокси сервера (опционально) <text:tab/></text:span><text:span text:style-name="T9">(PROXY_PORT)</text:span></text:p>
        </text:list-header>
      </text:list>
      <text:list xml:id="list241776939" text:continue-list="list1848213279" text:style-name="WWNum39">
        <text:list-header>
          <text:p text:style-name="P11"><text:span text:style-name="T4">6. Идентификатор </text:span><text:span text:style-name="T12">SIB</text:span><text:span text:style-name="T4">, используемый интеллектуальной системой ведения конференций </text:span><text:span text:style-name="T9">(SMART_CONFERENCE_ID)</text:span></text:p>
          <text:p text:style-name="P11"><text:span text:style-name="T4">7. Идентификатор SIB, используемый системой мультиблоггинга SmartScribo </text:span><text:span text:style-name="T10">(SMART_SCRIBO_ID)</text:span></text:p>
          <text:p text:style-name="P12"><text:span text:style-name="T4">8. Частота загрузки новых комментариев с LiveJournal и добавления их в Smart Space (в секундах)</text:span><text:span text:style-name="T9"> <text:tab/>(UPDATE_FREQUENCY)</text:span></text:p>
          <text:p text:style-name="P13"/>
        </text:list-header>
      </text:list>
      <text:h text:style-name="P19" text:outline-level="1"><text:soft-page-break/>2.4 Завершение работы</text:h>
      <text:p text:style-name="P16">Для корректного завершение программы (отсоединения от SIB) следует ввести в консоли символ «q». </text:p>
      <text:p text:style-name="P17"/>
      <text:p text:style-name="P17">Примечание: <text:span text:style-name="T3">Scblog сериализует результаты синхронизации постов и комментариев в файл scblog.dat. При повторном запуске данные о соответствии комментариев в LiveJournal и Smart Space будут загружены автоматически, и повторного добавления комментариев из LiveJournal.com в Smart Space не произойдет. Если необходимо начать новый сеанс синхронизации, нужно удалить файл scblog.dat из директории исполняемого файла scblog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adornments="Regular" style:font-pitch="variable" style:font-charset="x-symbol"/>
    <style:font-face style:name="OpenSymbol" svg:font-family="OpenSymbol"/>
    <style:font-face style:name="Wingdings" svg:font-family="Wingdings"/>
    <style:font-face style:name="Courier New" svg:font-family="'Courier New'" style:font-family-generic="modern"/>
    <style:font-face style:name="Times New Roman3" svg:font-family="'Times New Roman'" style:font-family-generic="roman"/>
    <style:font-face style:name="Times New Roman" svg:font-family="'Times New Roman'" style:font-adornments="Bold" style:font-family-generic="roman"/>
    <style:font-face style:name="Times New Roman1" svg:font-family="'Times New Roman'" style:font-adornments="Bold Italic" style:font-family-generic="roma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4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14pt" fo:font-weight="bold" style:font-size-asian="115%" style:font-weight-asian="bold" style:font-size-complex="115%" style:font-weight-complex="bold"/>
    </style:style>
    <style:style style:name="_31_1_20_BodyText" style:display-name="11 BodyText" style:family="paragraph" style:parent-style-name="Standard">
      <style:paragraph-properties fo:margin-left="2.29cm" fo:margin-right="0cm" fo:margin-top="0cm" fo:margin-bottom="0.388cm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9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5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19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ing </meta:initial-creator>
    <meta:creation-date>2011-10-15T16:05:53</meta:creation-date>
    <dc:date>2012-02-07T00:24:53</dc:date>
    <dc:creator>King </dc:creator>
    <meta:editing-duration>PT145H01M48S</meta:editing-duration>
    <meta:editing-cycles>32</meta:editing-cycles>
    <meta:generator>OpenOffice.org/3.2$Linux OpenOffice.org_project/320m12$Build-9483</meta:generator>
    <meta:document-statistic meta:table-count="0" meta:image-count="0" meta:object-count="0" meta:page-count="3" meta:paragraph-count="66" meta:word-count="463" meta:character-count="3855"/>
  </office:meta>
</office:document-meta>
</file>